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4.992cm"/>
    </style:style>
    <style:style style:name="co4" style:family="table-column">
      <style:table-column-properties fo:break-before="auto" style:column-width="13.508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0.653cm"/>
    </style:style>
    <style:style style:name="co9" style:family="table-column">
      <style:table-column-properties fo:break-before="auto" style:column-width="4.556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5.182cm"/>
    </style:style>
    <style:style style:name="co13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ype_ski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ki de piste</text:p>
          </table:table-cell>
        </table:table-row>
        <table:table-row table:style-name="ro1">
          <table:table-cell/>
          <table:table-cell office:value-type="string" calcext:value-type="string">
            <text:p>ski de fond</text:p>
          </table:table-cell>
        </table:table-row>
        <table:table-row table:style-name="ro1">
          <table:table-cell/>
          <table:table-cell office:value-type="string" calcext:value-type="string">
            <text:p>ski alpin</text:p>
          </table:table-cell>
        </table:table-row>
        <table:table-row table:style-name="ro1">
          <table:table-cell/>
          <table:table-cell office:value-type="string" calcext:value-type="string">
            <text:p>mixte</text:p>
          </table:table-cell>
        </table:table-row>
      </table:table>
      <table:table table:name="sexe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Homme</text:p>
          </table:table-cell>
        </table:table-row>
        <table:table-row table:style-name="ro1">
          <table:table-cell/>
          <table:table-cell office:value-type="string" calcext:value-type="string">
            <text:p>Femme</text:p>
          </table:table-cell>
        </table:table-row>
        <table:table-row table:style-name="ro1">
          <table:table-cell/>
          <table:table-cell office:value-type="string" calcext:value-type="string">
            <text:p>Enfant</text:p>
          </table:table-cell>
        </table:table-row>
        <table:table-row table:style-name="ro1">
          <table:table-cell/>
          <table:table-cell office:value-type="string" calcext:value-type="string">
            <text:p>Unisexe</text:p>
          </table:table-cell>
        </table:table-row>
      </table:table>
      <table:table table:name="annee" table:style-name="ta1">
        <table:table-column table:style-name="co1" table:number-columns-repeated="2" table:default-cell-style-name="Default"/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</table:table-row>
      </table:table>
      <table:table table:name="niveau_skieu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Débutant</text:p>
          </table:table-cell>
        </table:table-row>
        <table:table-row table:style-name="ro1">
          <table:table-cell/>
          <table:table-cell office:value-type="string" calcext:value-type="string">
            <text:p>Intermédiaire</text:p>
          </table:table-cell>
        </table:table-row>
        <table:table-row table:style-name="ro1">
          <table:table-cell/>
          <table:table-cell office:value-type="string" calcext:value-type="string">
            <text:p>Pro</text:p>
          </table:table-cell>
        </table:table-row>
        <table:table-row table:style-name="ro1">
          <table:table-cell/>
          <table:table-cell office:value-type="string" calcext:value-type="string">
            <text:p>Non renseigné</text:p>
          </table:table-cell>
        </table:table-row>
      </table:table>
      <table:table table:name="poids_skieur" table:style-name="ta1"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pays_fabricat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France</text:p>
          </table:table-cell>
        </table:table-row>
        <table:table-row table:style-name="ro1">
          <table:table-cell/>
          <table:table-cell office:value-type="string" calcext:value-type="string">
            <text:p>Chine</text:p>
          </table:table-cell>
        </table:table-row>
        <table:table-row table:style-name="ro1">
          <table:table-cell/>
          <table:table-cell office:value-type="string" calcext:value-type="string">
            <text:p>Taïwan</text:p>
          </table:table-cell>
        </table:table-row>
        <table:table-row table:style-name="ro1">
          <table:table-cell/>
          <table:table-cell office:value-type="string" calcext:value-type="string">
            <text:p>Non renseigné</text:p>
          </table:table-cell>
        </table:table-row>
        <table:table-row table:style-name="ro1">
          <table:table-cell/>
          <table:table-cell office:value-type="string" calcext:value-type="string">
            <text:p>Europe</text:p>
          </table:table-cell>
        </table:table-row>
      </table:table>
      <table:table table:name="ville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aris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/>
          <table:table-cell office:value-type="string" calcext:value-type="string">
            <text:p>Bordeaux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/>
          <table:table-cell office:value-type="string" calcext:value-type="string">
            <text:p>Saint-Etienne</text:p>
          </table:table-cell>
          <table:table-cell office:value-type="float" office:value="42100" calcext:value-type="float">
            <text:p>42100</text:p>
          </table:table-cell>
        </table:table-row>
        <table:table-row table:style-name="ro1">
          <table:table-cell/>
          <table:table-cell office:value-type="string" calcext:value-type="string">
            <text:p>Lyon</text:p>
          </table:table-cell>
          <table:table-cell office:value-type="float" office:value="42000" calcext:value-type="float">
            <text:p>42000</text:p>
          </table:table-cell>
        </table:table-row>
      </table:table>
      <table:table table:name="fabricant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alomon</text:p>
          </table:table-cell>
          <table:table-cell office:value-type="float" office:value="341424345" calcext:value-type="float">
            <text:p>341424345</text:p>
          </table:table-cell>
          <table:table-cell office:value-type="string" calcext:value-type="string">
            <text:p><text:a xlink:href="mailto:salomon-pro@gmail.com" xlink:type="simple">salomon-pro@gmail.com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ssignol</text:p>
          </table:table-cell>
          <table:table-cell office:value-type="float" office:value="366443388" calcext:value-type="float">
            <text:p>366443388</text:p>
          </table:table-cell>
          <table:table-cell office:value-type="string" calcext:value-type="string">
            <text:p><text:a xlink:href="mailto:rossignol-fabric@hotmail.com" xlink:type="simple">rossignol-fabric@hotmail.com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edze</text:p>
          </table:table-cell>
          <table:table-cell office:value-type="float" office:value="354575859" calcext:value-type="float">
            <text:p>354575859</text:p>
          </table:table-cell>
          <table:table-cell office:value-type="string" calcext:value-type="string">
            <text:p><text:a xlink:href="mailto:wedze@gmail.com" xlink:type="simple">wedze@gmail.com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novik</text:p>
          </table:table-cell>
          <table:table-cell office:value-type="float" office:value="321252426" calcext:value-type="float">
            <text:p>321252426</text:p>
          </table:table-cell>
          <table:table-cell office:value-type="string" calcext:value-type="string">
            <text:p><text:a xlink:href="mailto:inovik-money@hotmail.com" xlink:type="simple">inovik-money@hotmail.com</text:a>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ixation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piste</text:p>
          </table:table-cell>
        </table:table-row>
        <table:table-row table:style-name="ro1">
          <table:table-cell/>
          <table:table-cell office:value-type="string" calcext:value-type="string">
            <text:p>fond</text:p>
          </table:table-cell>
        </table:table-row>
        <table:table-row table:style-name="ro1">
          <table:table-cell/>
          <table:table-cell office:value-type="string" calcext:value-type="string">
            <text:p>freeride</text:p>
          </table:table-cell>
        </table:table-row>
        <table:table-row table:style-name="ro1">
          <table:table-cell/>
          <table:table-cell office:value-type="string" calcext:value-type="string">
            <text:p>hybryde</text:p>
          </table:table-cell>
        </table:table-row>
        <table:table-row table:style-name="ro1">
          <table:table-cell/>
          <table:table-cell office:value-type="string" calcext:value-type="string">
            <text:p>aucune</text:p>
          </table:table-cell>
        </table:table-row>
      </table:table>
      <table:table table:name="noyau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ois</text:p>
          </table:table-cell>
        </table:table-row>
        <table:table-row table:style-name="ro1">
          <table:table-cell/>
          <table:table-cell office:value-type="string" calcext:value-type="string">
            <text:p>Composite</text:p>
          </table:table-cell>
        </table:table-row>
        <table:table-row table:style-name="ro1">
          <table:table-cell/>
          <table:table-cell office:value-type="string" calcext:value-type="string">
            <text:p>Plastique</text:p>
          </table:table-cell>
        </table:table-row>
      </table:table>
      <table:table table:name="ski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X TOUR ESCAPE R SK + TOUR SI</text:p>
          </table:table-cell>
          <table:table-cell/>
          <table:table-cell office:value-type="float" office:value="169.9" calcext:value-type="float">
            <text:p>169,9</text:p>
          </table:table-cell>
          <table:table-cell office:value-type="float" office:value="820" calcext:value-type="float">
            <text:p>820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KI DE PISTE FEMME AVEC FIXATION / ATTRAXION NOIR ET ROSE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800" calcext:value-type="float">
            <text:p>800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KI DE PISTE HOMME AVEC FIXATION / CROSS 150+ ROUGE ET BORDEAUX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90" calcext:value-type="float">
            <text:p>89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elta Sport Skating 202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630" calcext:value-type="float">
            <text:p>63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ST Max Jr Xs + C5 GW 2022</text:p>
          </table:table-cell>
          <table:table-cell/>
          <table:table-cell office:value-type="float" office:value="111.9" calcext:value-type="float">
            <text:p>111,9</text:p>
          </table:table-cell>
          <table:table-cell office:value-type="float" office:value="708" calcext:value-type="float">
            <text:p>70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ossignol Experience W Pro + Kid X4</text:p>
          </table:table-cell>
          <table:table-cell/>
          <table:table-cell office:value-type="float" office:value="159.95" calcext:value-type="float">
            <text:p>159,95</text:p>
          </table:table-cell>
          <table:table-cell office:value-type="float" office:value="650" calcext:value-type="float">
            <text:p>65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ki de fond classique 150 à écailles – enfan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CK S/FORCE 75 + M10 GW</text:p>
          </table:table-cell>
          <table:table-cell/>
          <table:table-cell office:value-type="float" office:value="239.4" calcext:value-type="float">
            <text:p>239,4</text:p>
          </table:table-cell>
          <table:table-cell office:value-type="float" office:value="958" calcext:value-type="float">
            <text:p>958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ACK SKI ALPIN FREESTYLE FREERIDE ROSSIGNOL BLACKOPS SMASHER XPRESS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600" calcext:value-type="float">
            <text:p>1600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ossignol Sassy 7 + XP W 10 B9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00" calcext:value-type="float">
            <text:p>330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OSSIGNOL Nova 6 F + fix Xpress 11 Gw</text:p>
          </table:table-cell>
          <table:table-cell/>
          <table:table-cell office:value-type="float" office:value="344.99" calcext:value-type="float">
            <text:p>344,99</text:p>
          </table:table-cell>
          <table:table-cell office:value-type="float" office:value="3400" calcext:value-type="float">
            <text:p>3400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fournisseur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Intersport</text:p>
          </table:table-cell>
          <table:table-cell office:value-type="float" office:value="312345678" calcext:value-type="float">
            <text:p>312345678</text:p>
          </table:table-cell>
          <table:table-cell office:value-type="string" calcext:value-type="string">
            <text:p><text:a xlink:href="mailto:intersport@gmail.com" xlink:type="simple">intersport@gmail.com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cathlon</text:p>
          </table:table-cell>
          <table:table-cell office:value-type="float" office:value="311223344" calcext:value-type="float">
            <text:p>311223344</text:p>
          </table:table-cell>
          <table:table-cell office:value-type="string" calcext:value-type="string">
            <text:p><text:a xlink:href="mailto:decathlon@outlook.com" xlink:type="simple">decathlon@outlook.com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oSport</text:p>
          </table:table-cell>
          <table:table-cell office:value-type="float" office:value="399887766" calcext:value-type="float">
            <text:p>399887766</text:p>
          </table:table-cell>
          <table:table-cell office:value-type="string" calcext:value-type="string">
            <text:p><text:a xlink:href="mailto:gosport-merch@gmail.com" xlink:type="simple">gosport-merch@gmail.com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lisshop</text:p>
          </table:table-cell>
          <table:table-cell office:value-type="float" office:value="337476777" calcext:value-type="float">
            <text:p>337476777</text:p>
          </table:table-cell>
          <table:table-cell office:value-type="string" calcext:value-type="string">
            <text:p><text:a xlink:href="mailto:glisshop@gmail.com" xlink:type="simple">glisshop@gmail.com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nowleader</text:p>
          </table:table-cell>
          <table:table-cell office:value-type="float" office:value="312131415" calcext:value-type="float">
            <text:p>312131415</text:p>
          </table:table-cell>
          <table:table-cell office:value-type="string" calcext:value-type="string">
            <text:p>snowleader@hotmail.com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ourni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user" table:style-name="ta1">
        <table:table-column table:style-name="co1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Nono_labricot</text:p>
          </table:table-cell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mailto:nono@gmail.com" xlink:type="simple">nono@gmail.com</text:a></text:p>
          </table:table-cell>
          <table:table-cell office:value-type="string" calcext:value-type="string">
            <text:p>3 rue de la spatule</text:p>
          </table:table-cell>
        </table:table-row>
        <table:table-row table:style-name="ro1">
          <table:table-cell/>
          <table:table-cell office:value-type="string" calcext:value-type="string">
            <text:p>MaxEnAirMax</text:p>
          </table:table-cell>
          <table:table-cell office:value-type="string" calcext:value-type="string">
            <text:p>sauciss0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mailto:max-pro@gmail.com" xlink:type="simple">max-pro@gmail.com</text:a></text:p>
          </table:table-cell>
          <table:table-cell office:value-type="string" calcext:value-type="string">
            <text:p>2 impasse des lamantins</text:p>
          </table:table-cell>
        </table:table-row>
        <table:table-row table:style-name="ro1">
          <table:table-cell/>
          <table:table-cell office:value-type="string" calcext:value-type="string">
            <text:p>GabsLaTruite</text:p>
          </table:table-cell>
          <table:table-cell office:value-type="string" calcext:value-type="string">
            <text:p>ViveLaBD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mailto:gab@hotmail.com" xlink:type="simple">gab@hotmail.com</text:a></text:p>
          </table:table-cell>
          <table:table-cell office:value-type="string" calcext:value-type="string">
            <text:p>12 rue des marmottes empaillés</text:p>
          </table:table-cell>
        </table:table-row>
        <table:table-row table:style-name="ro1">
          <table:table-cell/>
          <table:table-cell office:value-type="string" calcext:value-type="string">
            <text:p>Vince</text:p>
          </table:table-cell>
          <table:table-cell office:value-type="string" calcext:value-type="string">
            <text:p>qsdqs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mailto:vince@hotmail.cm" xlink:type="simple">vince@hotmail.cm</text:a></text:p>
          </table:table-cell>
          <table:table-cell office:value-type="string" calcext:value-type="string">
            <text:p>11 rue des abeilles</text:p>
          </table:table-cell>
        </table:table-row>
        <table:table-row table:style-name="ro1">
          <table:table-cell/>
          <table:table-cell office:value-type="string" calcext:value-type="string">
            <text:p>Roro</text:p>
          </table:table-cell>
          <table:table-cell office:value-type="string" calcext:value-type="string">
            <text:p>Squa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mailto:roger@gmail.com" xlink:type="simple">roger@gmail.com</text:a></text:p>
          </table:table-cell>
          <table:table-cell office:value-type="string" calcext:value-type="string">
            <text:p>01 rue du bar</text:p>
          </table:table-cell>
        </table:table-row>
      </table:table>
      <table:table table:name="etat" table:style-name="ta1">
        <table:table-column table:style-name="co1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Préparation</text:p>
          </table:table-cell>
        </table:table-row>
        <table:table-row table:style-name="ro1">
          <table:table-cell/>
          <table:table-cell office:value-type="string" calcext:value-type="string">
            <text:p>Livraison</text:p>
          </table:table-cell>
        </table:table-row>
        <table:table-row table:style-name="ro1">
          <table:table-cell/>
          <table:table-cell office:value-type="string" calcext:value-type="string">
            <text:p>Livré</text:p>
          </table:table-cell>
        </table:table-row>
        <table:table-row table:style-name="ro1">
          <table:table-cell/>
          <table:table-cell office:value-type="string" calcext:value-type="string">
            <text:p>Annulé</text:p>
          </table:table-cell>
        </table:table-row>
      </table:table>
      <table:table table:name="panier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date" office:date-value="2021-01-02" calcext:value-type="date">
            <text:p>02/01/21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21-01-03" calcext:value-type="date">
            <text:p>03/01/21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date" office:date-value="2020-02-03" calcext:value-type="date">
            <text:p>03/02/20</text:p>
          </table:table-cell>
          <table:table-cell office:value-type="float" office:value="159.95" calcext:value-type="float">
            <text:p>159,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date" office:date-value="2022-01-15" calcext:value-type="date">
            <text:p>15/01/2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3-01" calcext:value-type="date">
            <text:p>01/03/18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21-02-05" calcext:value-type="date">
            <text:p>05/02/21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date" office:date-value="2022-02-01" calcext:value-type="date">
            <text:p>01/02/22</text:p>
          </table:table-cell>
          <table:table-cell office:value-type="float" office:value="344.99" calcext:value-type="float">
            <text:p>344,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commande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date" office:date-value="2021-01-04" calcext:value-type="date">
            <text:p>04/01/2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20-02-04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22-01-20" calcext:value-type="date">
            <text:p>20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18-03-01" calcext:value-type="date">
            <text:p>01/03/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21-02-07" calcext:value-type="date">
            <text:p>07/02/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date" office:date-value="2022-02-01" calcext:value-type="date">
            <text:p>01/02/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livraison_stock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date" office:date-value="2022-01-20" calcext:value-type="date">
            <text:p>20/01/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lign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21:53:55.6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1T09:16:55.490817159</meta:creation-date>
    <dc:date>2022-02-03T00:34:59.828000000</dc:date>
    <meta:editing-duration>PT2H45M39S</meta:editing-duration>
    <meta:editing-cycles>26</meta:editing-cycles>
    <meta:generator>LibreOffice/6.3.4.2$Windows_X86_64 LibreOffice_project/60da17e045e08f1793c57c00ba83cdfce946d0aa</meta:generator>
    <meta:document-statistic meta:table-count="19" meta:cell-count="353" meta:object-count="0"/>
  </office:meta>
</office:document-meta>
</file>